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7.4826in" fo:margin-top="0in" fo:margin-bottom="0in" fo:break-before="auto" fo:break-after="auto" table:align="center"/>
    </style:style>
    <style:style style:name="Table1.A" style:family="table-column">
      <style:table-column-properties style:column-width="7.482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4792in" fo:margin-left="0in" fo:margin-top="0in" fo:margin-bottom="0in" fo:break-before="auto" fo:break-after="auto" table:align="left"/>
    </style:style>
    <style:style style:name="Table2.A" style:family="table-column">
      <style:table-column-properties style:column-width="1.8222in"/>
    </style:style>
    <style:style style:name="Table2.B" style:family="table-column">
      <style:table-column-properties style:column-width="1.9896in"/>
    </style:style>
    <style:style style:name="Table2.D" style:family="table-column">
      <style:table-column-properties style:column-width="1.6771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left="none" fo:border-right="none" fo:border-top="1pt solid #000000" fo:border-bottom="1pt solid #000000"/>
    </style:style>
    <style:style style:name="Table2.D1" style:family="table-cell">
      <style:table-cell-properties style:vertical-align="" fo:padding="0.0694in" fo:border-left="none" fo:border-right="1pt solid #000000" fo:border-top="1pt solid #000000" fo:border-bottom="1pt solid #000000"/>
    </style:style>
    <style:style style:name="Table3" style:family="table">
      <style:table-properties style:width="7.4792in" fo:margin-left="0in" fo:margin-top="0in" fo:margin-bottom="0in" fo:break-before="auto" fo:break-after="auto" table:align="left"/>
    </style:style>
    <style:style style:name="Table3.A" style:family="table-column">
      <style:table-column-properties style:column-width="1.1347in"/>
    </style:style>
    <style:style style:name="Table3.B" style:family="table-column">
      <style:table-column-properties style:column-width="2.6875in"/>
    </style:style>
    <style:style style:name="Table3.C" style:family="table-column">
      <style:table-column-properties style:column-width="1.1563in"/>
    </style:style>
    <style:style style:name="Table3.D" style:family="table-column">
      <style:table-column-properties style:column-width="2.5in"/>
    </style:style>
    <style:style style:name="Table3.1" style:family="table-row">
      <style:table-row-properties fo:keep-together="auto"/>
    </style:style>
    <style:style style:name="Table3.A1" style:family="table-cell">
      <style:table-cell-properties style:vertical-align="" fo:padding="0.0694in" fo:border-left="1pt solid #000000" fo:border-right="none" fo:border-top="1pt solid #000000" fo:border-bottom="1pt solid #000000"/>
    </style:style>
    <style:style style:name="Table3.B1" style:family="table-cell">
      <style:table-cell-properties style:vertical-align="" fo:padding="0.0694in" fo:border-left="none" fo:border-right="none" fo:border-top="1pt solid #000000" fo:border-bottom="1pt solid #000000"/>
    </style:style>
    <style:style style:name="Table3.D1" style:family="table-cell">
      <style:table-cell-properties style:vertical-align="" fo:padding="0.0694in" fo:border-left="none" fo:border-right="1pt solid #000000" fo:border-top="1pt solid #000000" fo:border-bottom="1pt solid #000000"/>
    </style:style>
    <style:style style:name="Table4" style:family="table">
      <style:table-properties style:width="7.4792in" fo:margin-left="0in" fo:margin-top="0in" fo:margin-bottom="0in" fo:break-before="auto" fo:break-after="auto" table:align="left"/>
    </style:style>
    <style:style style:name="Table4.A" style:family="table-column">
      <style:table-column-properties style:column-width="2.0313in"/>
    </style:style>
    <style:style style:name="Table4.B" style:family="table-column">
      <style:table-column-properties style:column-width="2.9271in"/>
    </style:style>
    <style:style style:name="Table4.C" style:family="table-column">
      <style:table-column-properties style:column-width="2.5208in"/>
    </style:style>
    <style:style style:name="Table4.1" style:family="table-row">
      <style:table-row-properties fo:keep-together="auto"/>
    </style:style>
    <style:style style:name="Table4.A1" style:family="table-cell">
      <style:table-cell-properties style:vertical-align="" fo:padding="0.0694in" fo:border-left="1pt solid #000000" fo:border-right="none" fo:border-top="1pt solid #000000" fo:border-bottom="1pt solid #000000"/>
    </style:style>
    <style:style style:name="Table4.B1" style:family="table-cell">
      <style:table-cell-properties style:vertical-align="" fo:padding="0.0694in" fo:border-left="none" fo:border-right="none" fo:border-top="1pt solid #000000" fo:border-bottom="1pt solid #000000"/>
    </style:style>
    <style:style style:name="Table4.C1" style:family="table-cell">
      <style:table-cell-properties style:vertical-align="" fo:padding="0.0694in" fo:border-left="none" fo:border-right="1pt solid #000000" fo:border-top="1pt solid #000000" fo:border-bottom="1pt solid #000000"/>
    </style:style>
    <style:style style:name="Table5" style:family="table">
      <style:table-properties style:width="7.4792in" fo:margin-left="0in" fo:margin-top="0in" fo:margin-bottom="0in" fo:break-before="auto" fo:break-after="auto" table:align="left"/>
    </style:style>
    <style:style style:name="Table5.A" style:family="table-column">
      <style:table-column-properties style:column-width="2.9993in"/>
    </style:style>
    <style:style style:name="Table5.B" style:family="table-column">
      <style:table-column-properties style:column-width="1.6361in"/>
    </style:style>
    <style:style style:name="Table5.C" style:family="table-column">
      <style:table-column-properties style:column-width="1.3847in"/>
    </style:style>
    <style:style style:name="Table5.D" style:family="table-column">
      <style:table-column-properties style:column-width="1.4583in"/>
    </style:style>
    <style:style style:name="Table5.1" style:family="table-row">
      <style:table-row-properties fo:keep-together="auto"/>
    </style:style>
    <style:style style:name="Table5.A1" style:family="table-cell">
      <style:table-cell-properties style:vertical-align="" fo:padding="0.0694in" fo:border-left="1pt solid #000000" fo:border-right="none" fo:border-top="1pt solid #000000" fo:border-bottom="1pt solid #000000"/>
    </style:style>
    <style:style style:name="Table5.B1" style:family="table-cell">
      <style:table-cell-properties style:vertical-align="" fo:padding="0.0694in" fo:border-left="none" fo:border-right="none" fo:border-top="1pt solid #000000" fo:border-bottom="1pt solid #000000"/>
    </style:style>
    <style:style style:name="Table5.D1" style:family="table-cell">
      <style:table-cell-properties style:vertical-align="" fo:padding="0.0694in" fo:border-left="none" fo:border-right="1pt solid #000000" fo:border-top="1pt solid #000000" fo:border-bottom="1pt solid #000000"/>
    </style:style>
    <style:style style:name="Table6" style:family="table">
      <style:table-properties style:width="7.4792in" fo:margin-left="0in" fo:margin-top="0in" fo:margin-bottom="0in" fo:break-before="auto" fo:break-after="auto" table:align="left"/>
    </style:style>
    <style:style style:name="Table6.A" style:family="table-column">
      <style:table-column-properties style:column-width="0.2806in"/>
    </style:style>
    <style:style style:name="Table6.B" style:family="table-column">
      <style:table-column-properties style:column-width="7.1979in"/>
    </style:style>
    <style:style style:name="Table6.1" style:family="table-row">
      <style:table-row-properties fo:keep-together="auto"/>
    </style:style>
    <style:style style:name="Table6.A1" style:family="table-cell">
      <style:table-cell-properties style:vertical-align="" fo:padding="0.0694in" fo:border-left="1pt solid #000000" fo:border-right="none" fo:border-top="1pt solid #000000" fo:border-bottom="none"/>
    </style:style>
    <style:style style:name="Table6.B1" style:family="table-cell">
      <style:table-cell-properties style:vertical-align="" fo:padding="0.0694in" fo:border-left="none" fo:border-right="1pt solid #000000" fo:border-top="1pt solid #000000" fo:border-bottom="none"/>
    </style:style>
    <style:style style:name="Table6.A2" style:family="table-cell">
      <style:table-cell-properties style:vertical-align="" fo:padding="0.0694in" fo:border-left="1pt solid #000000" fo:border-right="none" fo:border-top="none" fo:border-bottom="none"/>
    </style:style>
    <style:style style:name="Table6.B2" style:family="table-cell">
      <style:table-cell-properties style:vertical-align="" fo:padding="0.0694in" fo:border-left="none" fo:border-right="1pt solid #000000" fo:border-top="none" fo:border-bottom="none"/>
    </style:style>
    <style:style style:name="Table6.A8" style:family="table-cell">
      <style:table-cell-properties style:vertical-align="" fo:padding="0.0694in" fo:border-left="1pt solid #000000" fo:border-right="none" fo:border-top="none" fo:border-bottom="1pt solid #000000"/>
    </style:style>
    <style:style style:name="Table6.B8" style:family="table-cell">
      <style:table-cell-properties style:vertical-align="" fo:padding="0.0694in" fo:border-left="none" fo:border-right="1pt solid #000000" fo:border-top="none" fo:border-bottom="1pt solid #000000"/>
    </style:style>
    <style:style style:name="Table7" style:family="table">
      <style:table-properties style:width="7.4792in" fo:margin-left="0in" fo:margin-top="0in" fo:margin-bottom="0in" fo:break-before="auto" fo:break-after="auto" table:align="left"/>
    </style:style>
    <style:style style:name="Table7.A" style:family="table-column">
      <style:table-column-properties style:column-width="3.291in"/>
    </style:style>
    <style:style style:name="Table7.B" style:family="table-column">
      <style:table-column-properties style:column-width="1.1667in"/>
    </style:style>
    <style:style style:name="Table7.C" style:family="table-column">
      <style:table-column-properties style:column-width="1.3028in"/>
    </style:style>
    <style:style style:name="Table7.D" style:family="table-column">
      <style:table-column-properties style:column-width="1.7181in"/>
    </style:style>
    <style:style style:name="Table7.1" style:family="table-row">
      <style:table-row-properties fo:keep-together="auto"/>
    </style:style>
    <style:style style:name="Table7.A1" style:family="table-cell">
      <style:table-cell-properties style:vertical-align="" fo:padding="0.0694in" fo:border-left="1pt solid #000000" fo:border-right="none" fo:border-top="1pt solid #000000" fo:border-bottom="1pt solid #000000"/>
    </style:style>
    <style:style style:name="Table7.B1" style:family="table-cell">
      <style:table-cell-properties style:vertical-align="" fo:padding="0.0694in" fo:border-left="none" fo:border-right="none" fo:border-top="1pt solid #000000" fo:border-bottom="1pt solid #000000"/>
    </style:style>
    <style:style style:name="Table7.D1" style:family="table-cell">
      <style:table-cell-properties style:vertical-align="" fo:padding="0.0694in" fo:border-left="none" fo:border-right="1pt solid #000000" fo:border-top="1pt solid #000000" fo:border-bottom="1pt solid #000000"/>
    </style:style>
    <style:style style:name="Table8" style:family="table">
      <style:table-properties style:width="7.4826in" fo:margin-top="0in" fo:margin-bottom="0in" table:align="center"/>
    </style:style>
    <style:style style:name="Table8.A" style:family="table-column">
      <style:table-column-properties style:column-width="7.4826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style>
    <style:style style:name="P7" style:family="paragraph" style:parent-style-name="Standard">
      <style:paragraph-properties fo:line-height="100%" fo:text-align="justify" style:justify-single-word="false" fo:orphans="0" fo:widows="0"/>
    </style:style>
    <style:style style:name="P8" style:family="paragraph" style:parent-style-name="Standard">
      <style:paragraph-properties fo:line-height="100%" fo:orphans="0" fo:widows="0"/>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break-before="page"/>
    </style:style>
    <style:style style:name="P12" style:family="paragraph" style:parent-style-name="Standard">
      <style:paragraph-properties fo:text-align="center" style:justify-single-word="false" fo:break-before="pag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4">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list-style-name="WWNum1">
      <style:paragraph-properties fo:margin-left="0.5in" fo:margin-right="0in" fo:text-indent="-0.25in" style:auto-text-indent="false"/>
    </style:style>
    <style:style style:name="P17" style:family="paragraph" style:parent-style-name="Standard" style:list-style-name="WWNum3">
      <style:paragraph-properties fo:margin-left="1in" fo:margin-right="0in" fo:text-indent="-0.25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20" style:family="paragraph" style:parent-style-name="Standard">
      <style:paragraph-properties fo:margin-left="0in" fo:margin-right="0in" fo:text-align="end" style:justify-single-word="false" fo:text-indent="0in" style:auto-text-indent="false"/>
    </style:style>
    <style:style style:name="P21" style:family="paragraph" style:parent-style-name="Standard" style:master-page-name="Standard">
      <style:paragraph-properties fo:text-align="center" style:justify-single-word="false" style:page-number="1"/>
    </style:style>
    <style:style style:name="P22" style:family="paragraph">
      <loext:graphic-properties draw:fill="solid" draw:fill-color="#a0a0a0"/>
      <style:paragraph-properties fo:text-align="center"/>
    </style:style>
    <style:style style:name="P23" style:family="paragraph">
      <style:paragraph-properties fo:margin-top="0in" fo:margin-bottom="0in" fo:line-height="100%" fo:text-align="start"/>
    </style:style>
    <style:style style:name="P24" style:family="paragraph">
      <loext:graphic-properties draw:fill="none"/>
      <style:paragraph-properties fo:margin-top="0in" fo:margin-bottom="0in" fo:line-height="100%" fo:text-align="start"/>
    </style:style>
    <style:style style:name="P25" style:family="paragraph">
      <loext:graphic-properties draw:fill="none"/>
      <style:paragraph-properties fo:text-align="start"/>
    </style:style>
    <style:style style:name="P26" style:family="paragraph">
      <style:paragraph-properties fo:margin-top="0in" fo:margin-bottom="0in" fo:line-height="100%" fo:text-align="center"/>
    </style:style>
    <style:style style:name="P27" style:family="paragraph">
      <loext:graphic-properties draw:fill="none"/>
      <style:paragraph-properties fo:margin-top="0in" fo:margin-bottom="0in" fo:line-height="100%" fo:text-align="center"/>
    </style:style>
    <style:style style:name="T1" style:family="text">
      <style:text-properties fo:font-size="12pt" fo:font-weight="bold" style:font-size-asian="12pt" style:font-weight-asian="bold"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style:font-size-asian="12pt" style:font-size-complex="12pt"/>
    </style:style>
    <style:style style:name="T4" style:family="text">
      <style:text-properties fo:font-size="12pt" style:text-underline-style="none" style:font-size-asian="12pt" style:font-size-complex="12pt"/>
    </style:style>
    <style:style style:name="T5" style:family="text">
      <style:text-properties fo:font-size="15pt" fo:font-weight="bold" style:font-size-asian="15pt" style:font-weight-asian="bold" style:font-size-complex="15pt"/>
    </style:style>
    <style:style style:name="T6" style:family="text">
      <style:text-properties style:font-name="Roboto" fo:font-size="12pt" fo:font-weight="bold" style:font-name-asian="Roboto1" style:font-size-asian="12pt" style:font-weight-asian="bold" style:font-name-complex="Roboto1" style:font-size-complex="12pt"/>
    </style:style>
    <style:style style:name="T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fr1" style:family="graphic" style:parent-style-name="Formula">
      <style:graphic-properties fo:margin-left="0in" fo:margin-right="0in" fo:margin-top="0in" fo:margin-bottom="0in" draw:ole-draw-aspect="1"/>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none" draw:textarea-vertical-align="middle" draw:auto-grow-height="false" draw:fit-to-size="false" style:shrink-to-fit="false" fo:min-height="0.1217in" fo:min-width="0.1661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none" draw:textarea-vertical-align="middle" draw:auto-grow-height="false" draw:fit-to-size="false" style:shrink-to-fit="false" fo:min-height="0.122in" fo:min-width="0.1661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middle" draw:auto-grow-height="false" draw:fit-to-size="false" style:shrink-to-fit="false" fo:min-height="0.8362in" fo:min-width="1.3984in" fo:padding-top="0.1in" fo:padding-bottom="0.1in" fo:padding-left="0.1in" fo:padding-right="0.1in" fo:wrap-option="wrap" style:run-through="foreground"/>
    </style:style>
    <style:style style:name="gr6"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2.1898in" fo:min-width="0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8"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2.1902in" fo:min-width="0in" fo:padding-top="0.1in" fo:padding-bottom="0.1in" fo:padding-left="0.1in" fo:padding-right="0.1in" fo:wrap-option="wrap" style:run-through="foreground"/>
    </style:style>
    <style:style style:name="gr9"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1.539in" fo:min-width="0in" fo:padding-top="0.1in" fo:padding-bottom="0.1in" fo:padding-left="0.1in" fo:padding-right="0.1in" fo:wrap-option="wrap" style:run-through="foreground"/>
    </style:style>
    <style:style style:name="gr10"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1.0839in" fo:min-width="0in" fo:padding-top="0.1in" fo:padding-bottom="0.1in" fo:padding-left="0.1in" fo:padding-right="0.1in" fo:wrap-option="wrap" style:run-through="foreground"/>
    </style:style>
    <style:style style:name="gr12"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1.311in" fo:min-width="2.298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none" draw:textarea-vertical-align="middle" draw:auto-grow-height="false" draw:fit-to-size="false" style:shrink-to-fit="false" fo:min-height="0.7783in" fo:min-width="1.3984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draw:fill="none" draw:textarea-vertical-align="middle" draw:auto-grow-height="false" draw:fit-to-size="false" style:shrink-to-fit="false" fo:min-height="0.6783in" fo:min-width="1.3984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none" draw:textarea-vertical-align="middle" draw:auto-grow-height="false" draw:fit-to-size="false" style:shrink-to-fit="false" fo:min-height="0.1283in" fo:min-width="2.3256in" fo:padding-top="0.1in" fo:padding-bottom="0.1in" fo:padding-left="0.1in" fo:padding-right="0.1in" fo:wrap-option="wrap" style:run-through="foreground"/>
    </style:style>
    <style:style style:name="gr16" style:family="graphic">
      <style:graphic-properties style:run-through="foreground"/>
    </style:style>
    <style:style style:name="gr17" style:family="graphic">
      <style:graphic-properties draw:stroke="solid" svg:stroke-width="0.0102in" svg:stroke-color="#000000" draw:stroke-linejoin="round" draw:fill="none" draw:textarea-vertical-align="middle" draw:auto-grow-height="false" draw:fit-to-size="false" style:shrink-to-fit="false" fo:min-height="0.1898in" fo:min-width="1.1874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none" draw:textarea-vertical-align="middle" draw:auto-grow-height="false" draw:fit-to-size="false" style:shrink-to-fit="false" fo:min-height="0.2075in" fo:min-width="1.428in" fo:padding-top="0.1in" fo:padding-bottom="0.1in" fo:padding-left="0.1in" fo:padding-right="0.1in" fo:wrap-option="wrap" style:run-through="foreground"/>
    </style:style>
    <style:style style:name="gr19" style:family="graphic">
      <style:graphic-properties draw:stroke="solid" svg:stroke-width="0.0102in" svg:stroke-color="#000000" draw:stroke-linejoin="round" draw:fill="none" draw:textarea-vertical-align="middle" draw:auto-grow-height="false" draw:fit-to-size="false" style:shrink-to-fit="false" fo:min-height="0.1898in" fo:min-width="1.1882in" fo:padding-top="0.1in" fo:padding-bottom="0.1in" fo:padding-left="0.1in" fo:padding-right="0.1in" fo:wrap-option="wrap" style:run-through="foreground"/>
    </style:style>
    <style:style style:name="gr20" style:family="graphic">
      <style:graphic-properties draw:stroke="solid" svg:stroke-width="0.0102in" svg:stroke-color="#000000" draw:stroke-linejoin="round" draw:fill="none" draw:textarea-vertical-align="middle" draw:auto-grow-height="false" draw:fit-to-size="false" style:shrink-to-fit="false" fo:min-height="0.1283in" fo:min-width="1.8335in" fo:padding-top="0.1in" fo:padding-bottom="0.1in" fo:padding-left="0.1in" fo:padding-right="0.1in" fo:wrap-option="wrap" style:run-through="foreground"/>
    </style:style>
    <style:style style:name="gr21"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1.4693in" fo:min-width="1.1965in" fo:padding-top="0.1in" fo:padding-bottom="0.1in" fo:padding-left="0.1in" fo:padding-right="0.1in" fo:wrap-option="wrap" style:run-through="foreground"/>
    </style:style>
    <style:style style:name="gr2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École nationale supérieure d'informatique (ESI, Ex. INI), Alger</text:span></text:p>
      <text:p text:style-name="P1"><text:span text:style-name="T1">Master 2021/2022</text:span></text:p>
      <text:p text:style-name="P1"><text:span text:style-name="T1">Traitement automatique du langage naturel (TALN)</text:span></text:p>
      <text:p text:style-name="P3"/>
      <table:table table:name="Table1" table:style-name="Table1">
        <table:table-column table:style-name="Table1.A"/>
        <table:table-row table:style-name="Table1.1">
          <table:table-cell table:style-name="Table1.A1" office:value-type="string">
            <text:p text:style-name="P9"><text:span text:style-name="T1">2 novembre 2021 - Examen (1h30) - Partie 1</text:span></text:p>
            <text:p text:style-name="P9"><text:span text:style-name="T2">Documents et calculatrice non autorisés</text:span></text:p>
            <text:p text:style-name="P9"><text:span text:style-name="T3">Il faut répondre sur cette feuille (pages 1 et 2) ; Il faut rendre cette feuille même vide</text:span></text:p>
          </table:table-cell>
        </table:table-row>
        <table:table-row table:style-name="Table1.1">
          <table:table-cell table:style-name="Table1.A1" office:value-type="string">
            <text:p text:style-name="P9"><text:span text:style-name="T1">Nom + Prénom : </text:span><text:span text:style-name="T3">………………………………………………………………………………...</text:span></text:p>
          </table:table-cell>
        </table:table-row>
      </table:table>
      <text:p text:style-name="P4"/>
      <text:p text:style-name="Standard"><text:span text:style-name="T5">QCM. Test de connaissance (10pts : 30mn)</text:span></text:p>
      <text:p text:style-name="Standard"><draw:rect text:anchor-type="as-char" style:rel-width="100%" draw:z-index="0" draw:style-name="gr1" draw:text-style-name="P22" svg:width="0.0012in" svg:height="0.0213in"><text:p/></draw:rect></text:p>
      <text:p text:style-name="Standard"><text:span text:style-name="T3">Dans chaque question, la sélection d'un choix erroné est sanctionnée par la moitié de la note d'un choix juste. La note minimale d'une question est 0.</text:span></text:p>
      <text:p text:style-name="P4"/>
      <text:p text:style-name="Standard"><text:span text:style-name="T1">1)</text:span><text:span text:style-name="T3"> Sélectionner les expressions reconnues par l'expression régulière</text:span><text:span text:style-name="T1"> /[A-Za-z]\w*@\w{3,}\.[A-Za-z]{2,3}/, </text:span><text:span text:style-name="T3">étant donné</text:span><text:span text:style-name="T1"> \w ≡ [a-zA-Z0-9_] </text:span><text:span text:style-name="T3">: </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9"><text:span text:style-name="T3">☐ AB_aries@esi.dz</text:span></text:p>
            <text:p text:style-name="P9"><text:span text:style-name="T3">☐ ab_aries@es.dz </text:span></text:p>
          </table:table-cell>
          <table:table-cell table:style-name="Table2.B1" office:value-type="string">
            <text:p text:style-name="P9"><text:span text:style-name="T3">☐ _ab_aries@esi.dz</text:span></text:p>
            <text:p text:style-name="P9"><text:span text:style-name="T3">☐ ab_aries@esi.educ</text:span></text:p>
          </table:table-cell>
          <table:table-cell table:style-name="Table2.B1" office:value-type="string">
            <text:p text:style-name="P9"><text:span text:style-name="T3">☐ ab_aries@esi.edu.dz </text:span></text:p>
            <text:p text:style-name="P9"><text:span text:style-name="T3">☐ aaries@e9si.dz</text:span></text:p>
          </table:table-cell>
          <table:table-cell table:style-name="Table2.D1" office:value-type="string">
            <text:p text:style-name="P9"><text:span text:style-name="T3">☐ ab_@esi.edu</text:span></text:p>
            <text:p text:style-name="P9"><text:span text:style-name="T3">☐ a_@_e_.dz</text:span></text:p>
          </table:table-cell>
        </table:table-row>
      </table:table>
      <text:p text:style-name="P4"/>
      <text:p text:style-name="P6"><text:span text:style-name="T1">2)</text:span><text:span text:style-name="T3"> Afin d'écrire le mot "</text:span><text:span text:style-name="T1">Rassemblement</text:span><text:span text:style-name="T3">", <text:s/>on a commis l'erreur suivante : "</text:span><text:span text:style-name="T1">Rasenlbement</text:span><text:span text:style-name="T3">". Indiquer la (les) position(s) de chaque opération d'édition par rapport au mot correcte (</text:span><text:span text:style-name="T2">Si l'opération n'existe pas, écrire 0. La transposition et la substitution sont prioritaires, c-à-d. on ne doit pas les considérer comme des opérations d'insertion/suppression</text:span><text:span text:style-name="T3">) :</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text:span text:style-name="T3">Insertion</text:span></text:p>
            <text:p text:style-name="P9"><text:span text:style-name="T3">Suppression</text:span></text:p>
          </table:table-cell>
          <table:table-cell table:style-name="Table3.B1" office:value-type="string">
            <text:p text:style-name="P9"><text:span text:style-name="T3">: ……………………………….</text:span></text:p>
            <text:p text:style-name="P9"><text:span text:style-name="T3">: ……………………………….</text:span></text:p>
          </table:table-cell>
          <table:table-cell table:style-name="Table3.B1" office:value-type="string">
            <text:p text:style-name="P9"><text:span text:style-name="T3">Substitution</text:span></text:p>
            <text:p text:style-name="P9"><text:span text:style-name="T3">Transposition</text:span></text:p>
          </table:table-cell>
          <table:table-cell table:style-name="Table3.D1" office:value-type="string">
            <text:p text:style-name="P9"><text:span text:style-name="T3">: ……………………………….</text:span></text:p>
            <text:p text:style-name="P9"><text:span text:style-name="T3">: ……………………………….</text:span></text:p>
          </table:table-cell>
        </table:table-row>
      </table:table>
      <text:p text:style-name="P5"/>
      <text:p text:style-name="P6"><text:span text:style-name="T1">3)</text:span><text:span text:style-name="T3"> Quelles sont les caractéristiques suffisantes pour détecter la limite des phrases dans le texte </text:span><text:span text:style-name="T1">"I met Mr. Karim. He is at Hassiba </text:span><text:span text:style-name="T6">Ave. He went to buy a PC.</text:span><text:span text:style-name="T1">" (Ave.=avenue [FR: rue])</text:span><text:span text:style-name="T3">, étant donné qu'on a appliqué une phase de normalisation ? Cette dernière transforme les abréviations/acronymes vers leurs versions longues en gardant le point lorsque le mot suivant commence par une majuscule et l'abréviation peut se produire à la fin de la phrase (</text:span><text:span text:style-name="T2">les caractéristiques utiles mais pas nécessaires dans ce texte sont considérées comme erronées</text:span><text:span text:style-name="T3">) :</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text:span text:style-name="T3">☐ Casse (après ".")</text:span></text:p>
            <text:p text:style-name="P9"><text:span text:style-name="T3">☐ Nom propre (avant ".")</text:span></text:p>
            <text:p text:style-name="P9"><text:span text:style-name="T3">☐ Nom propre (après ".")</text:span></text:p>
          </table:table-cell>
          <table:table-cell table:style-name="Table4.B1" office:value-type="string">
            <text:p text:style-name="P9"><text:span text:style-name="T3">☐ Catégorie grammaticale (avant ".")</text:span></text:p>
            <text:p text:style-name="P9"><text:span text:style-name="T3">☐ Catégorie grammaticale (après ".")</text:span></text:p>
            <text:p text:style-name="P9"><text:span text:style-name="T3">☐ Classes des abréviations</text:span></text:p>
          </table:table-cell>
          <table:table-cell table:style-name="Table4.C1" office:value-type="string">
            <text:p text:style-name="P9"><text:span text:style-name="T3">☐ Longueur du mot (avant ".")</text:span></text:p>
            <text:p text:style-name="P9"><text:span text:style-name="T3">☐ Longueur du mot (après ".")</text:span></text:p>
            <text:p text:style-name="P9"><text:span text:style-name="T3">☐ Aucune ; le "." est suffisant</text:span></text:p>
          </table:table-cell>
        </table:table-row>
      </table:table>
      <text:p text:style-name="P5"/>
      <text:p text:style-name="P6"><text:span text:style-name="T1">4)</text:span><text:span text:style-name="T3"> Choisir, pour chaque tâche, l'opération (les opérations) <text:s/>de réduction de forme utilisée(s) souvent (avec élimination des affixes) :</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text:span text:style-name="T1">Tâche<text:tab/></text:span></text:p>
            <text:p text:style-name="P9"><text:span text:style-name="T3">Recherche d'informations (RI)</text:span></text:p>
            <text:p text:style-name="P9"><text:span text:style-name="T3">Compréhension de la langue (NLU)</text:span></text:p>
            <text:p text:style-name="P9"><text:span text:style-name="T3">Représentation BERT</text:span></text:p>
          </table:table-cell>
          <table:table-cell table:style-name="Table5.B1" office:value-type="string">
            <text:p text:style-name="P9"><text:span text:style-name="T1">Lemmatisation</text:span></text:p>
            <text:p text:style-name="P9"><text:span text:style-name="T3">☐</text:span></text:p>
            <text:p text:style-name="P9"><text:span text:style-name="T3">☐</text:span></text:p>
            <text:p text:style-name="P9"><text:span text:style-name="T3">☐</text:span></text:p>
          </table:table-cell>
          <table:table-cell table:style-name="Table5.B1" office:value-type="string">
            <text:p text:style-name="P9"><text:span text:style-name="T1">Racinisation</text:span></text:p>
            <text:p text:style-name="P9"><text:span text:style-name="T3">☐</text:span></text:p>
            <text:p text:style-name="P9"><text:span text:style-name="T3">☐</text:span></text:p>
            <text:p text:style-name="P9"><text:span text:style-name="T3">☐</text:span></text:p>
          </table:table-cell>
          <table:table-cell table:style-name="Table5.D1" office:value-type="string">
            <text:p text:style-name="P9"><text:span text:style-name="T1">Aucune</text:span></text:p>
            <text:p text:style-name="P9"><text:span text:style-name="T3">☐</text:span></text:p>
            <text:p text:style-name="P9"><text:span text:style-name="T3">☐</text:span></text:p>
            <text:p text:style-name="P9"><text:span text:style-name="T3">☐</text:span></text:p>
          </table:table-cell>
        </table:table-row>
      </table:table>
      <text:p text:style-name="P5"/>
      <text:p text:style-name="P4"/>
      <text:p text:style-name="P6"><text:span text:style-name="T1">5)</text:span><text:span text:style-name="T3"> Sélectionner les propositions correctes concernant les modèles de langage (LM) et l'étiquetage morpho-syntaxique (PoS) :</text:span></text:p>
      <text:p text:style-name="P5"><text:soft-page-break/></text:p>
      <table:table table:name="Table6" table:style-name="Table6">
        <table:table-column table:style-name="Table6.A"/>
        <table:table-column table:style-name="Table6.B"/>
        <table:table-row table:style-name="Table6.1">
          <table:table-cell table:style-name="Table6.A1" office:value-type="string">
            <text:p text:style-name="P9"><text:span text:style-name="T3">☐</text:span></text:p>
          </table:table-cell>
          <table:table-cell table:style-name="Table6.B1" office:value-type="string">
            <text:p text:style-name="P10"><text:span text:style-name="T3">Dans PoS avec un modèle de Markov caché (HMM), les transitions entre les états (catégories grammaticales) sont représentées comme un LM.</text:span></text:p>
          </table:table-cell>
        </table:table-row>
        <table:table-row table:style-name="Table6.1">
          <table:table-cell table:style-name="Table6.A2" office:value-type="string">
            <text:p text:style-name="P9"><text:span text:style-name="T3">☐</text:span></text:p>
          </table:table-cell>
          <table:table-cell table:style-name="Table6.B2" office:value-type="string">
            <text:p text:style-name="P10"><text:span text:style-name="T3">Certaines méthodes de lissage peuvent régler le problème des mots hors vocabulaire.</text:span></text:p>
          </table:table-cell>
        </table:table-row>
        <table:table-row table:style-name="Table6.1">
          <table:table-cell table:style-name="Table6.A2" office:value-type="string">
            <text:p text:style-name="P9"><text:span text:style-name="T3">☐</text:span></text:p>
          </table:table-cell>
          <table:table-cell table:style-name="Table6.B2" office:value-type="string">
            <text:p text:style-name="P7"><text:span text:style-name="T3">Étant donné un modèle unigramme entraîné sur le français standard, la perplexité de la phrase "</text:span><text:span text:style-name="T1">Karim enseigne un cours</text:span><text:span text:style-name="T3">" est supérieure à celle de "</text:span><text:span text:style-name="T1">un cours Karim enseigne</text:span><text:span text:style-name="T3">".</text:span></text:p>
          </table:table-cell>
        </table:table-row>
        <table:table-row table:style-name="Table6.1">
          <table:table-cell table:style-name="Table6.A2" office:value-type="string">
            <text:p text:style-name="P9"><text:span text:style-name="T3">☐</text:span></text:p>
          </table:table-cell>
          <table:table-cell table:style-name="Table6.B2" office:value-type="string">
            <text:p text:style-name="P7"><text:span text:style-name="T3">Étant donné un modèle unigramme entraîné sur le français standard, la perplexité de la phrase "</text:span><text:span text:style-name="T1">Karim enseigne un cours</text:span><text:span text:style-name="T3">" est égale à celle de "</text:span><text:span text:style-name="T1">un cours Karim enseigne</text:span><text:span text:style-name="T3">".</text:span></text:p>
          </table:table-cell>
        </table:table-row>
        <table:table-row table:style-name="Table6.1">
          <table:table-cell table:style-name="Table6.A2" office:value-type="string">
            <text:p text:style-name="P9"><text:span text:style-name="T3">☐</text:span></text:p>
          </table:table-cell>
          <table:table-cell table:style-name="Table6.B2" office:value-type="string">
            <text:p text:style-name="P7"><text:span text:style-name="T3">Étant donné un modèle unigramme entraîné sur le français standard, la perplexité de la phrase "</text:span><text:span text:style-name="T1">Karim enseigne un cours</text:span><text:span text:style-name="T3">" est inférieure à celle de "</text:span><text:span text:style-name="T1">un cours Karim enseigne</text:span><text:span text:style-name="T3">".</text:span></text:p>
          </table:table-cell>
        </table:table-row>
        <table:table-row table:style-name="Table6.1">
          <table:table-cell table:style-name="Table6.A2" office:value-type="string">
            <text:p text:style-name="P9"><text:span text:style-name="T3">☐</text:span></text:p>
          </table:table-cell>
          <table:table-cell table:style-name="Table6.B2" office:value-type="string">
            <text:p text:style-name="P7"><text:span text:style-name="T3">Étant donné un modèle bigramme entraîné sur le français standard, la perplexité de la phrase "</text:span><text:span text:style-name="T1">Karim enseigne un cours</text:span><text:span text:style-name="T3">" est supérieure à celle de "</text:span><text:span text:style-name="T1">un cours Karim enseigne</text:span><text:span text:style-name="T3">".</text:span></text:p>
          </table:table-cell>
        </table:table-row>
        <table:table-row table:style-name="Table6.1">
          <table:table-cell table:style-name="Table6.A2" office:value-type="string">
            <text:p text:style-name="P9"><text:span text:style-name="T3">☐</text:span></text:p>
          </table:table-cell>
          <table:table-cell table:style-name="Table6.B2" office:value-type="string">
            <text:p text:style-name="P7"><text:span text:style-name="T3">Étant donné un modèle bigramme entraîné sur le français standard, la perplexité de la phrase "</text:span><text:span text:style-name="T1">Karim enseigne un cours</text:span><text:span text:style-name="T3">" est égale à celle de "</text:span><text:span text:style-name="T1">un cours Karim enseigne</text:span><text:span text:style-name="T3">".</text:span></text:p>
          </table:table-cell>
        </table:table-row>
        <table:table-row table:style-name="Table6.1">
          <table:table-cell table:style-name="Table6.A8" office:value-type="string">
            <text:p text:style-name="P9"><text:span text:style-name="T3">☐</text:span></text:p>
          </table:table-cell>
          <table:table-cell table:style-name="Table6.B8" office:value-type="string">
            <text:p text:style-name="P7"><text:span text:style-name="T3">Étant donné un modèle bigramme entraîné sur le français standard, la perplexité de la phrase "</text:span><text:span text:style-name="T1">Karim enseigne un cours</text:span><text:span text:style-name="T3">" est inférieure à celle de "</text:span><text:span text:style-name="T1">un cours Karim enseigne</text:span><text:span text:style-name="T3">".</text:span></text:p>
          </table:table-cell>
        </table:table-row>
      </table:table>
      <text:p text:style-name="P4"/>
      <text:p text:style-name="P6"><text:span text:style-name="T1">6) </text:span><text:span text:style-name="T3">Étant donné deux mots M1 et M2, on veut savoir le type de relation qu'on peut extraire en utilisant des différentes représentations. <text:s text:c="2"/>Notons </text:span><text:span text:style-name="T1">HYP(M1, M2) </text:span><text:span text:style-name="T3">une mesure basée sur le chemin le plus <text:s/>court qui connecte M1 et M2 en utilisant la relation hyponyme/hyperonyme de Wordnet. Notons </text:span><text:span text:style-name="T1">COS(X,Y)</text:span><text:span text:style-name="T3"> le cosinus entre deux vecteurs X et Y. Sélectionner le type de relation capturée par chaque mesure :</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text:span text:style-name="T1">Mesure</text:span></text:p>
            <text:p text:style-name="P9"><text:span text:style-name="T3">HYP(M1, M2) </text:span></text:p>
            <text:p text:style-name="P9"><text:span text:style-name="T3">COS(OneHot(M1), OneHot(M2))</text:span></text:p>
            <text:p text:style-name="P9"><text:span text:style-name="T3">COS(Word2Vec(M1), Word2Vec(M2))</text:span></text:p>
          </table:table-cell>
          <table:table-cell table:style-name="Table7.B1" office:value-type="string">
            <text:p text:style-name="P9"><text:span text:style-name="T1">Similarité</text:span></text:p>
            <text:p text:style-name="P9"><text:span text:style-name="T3">☐</text:span></text:p>
            <text:p text:style-name="P9"><text:span text:style-name="T3">☐</text:span></text:p>
            <text:p text:style-name="P9"><text:span text:style-name="T3">☐</text:span></text:p>
          </table:table-cell>
          <table:table-cell table:style-name="Table7.B1" office:value-type="string">
            <text:p text:style-name="P9"><text:span text:style-name="T1">Association</text:span></text:p>
            <text:p text:style-name="P9"><text:span text:style-name="T3">☐</text:span></text:p>
            <text:p text:style-name="P9"><text:span text:style-name="T3">☐</text:span></text:p>
            <text:p text:style-name="P9"><text:span text:style-name="T3">☐</text:span></text:p>
          </table:table-cell>
          <table:table-cell table:style-name="Table7.D1" office:value-type="string">
            <text:p text:style-name="P9"><text:span text:style-name="T1">Aucune</text:span></text:p>
            <text:p text:style-name="P9"><text:span text:style-name="T3">☐</text:span></text:p>
            <text:p text:style-name="P9"><text:span text:style-name="T3">☐</text:span></text:p>
            <text:p text:style-name="P9"><text:span text:style-name="T3">☐</text:span></text:p>
          </table:table-cell>
        </table:table-row>
      </table:table>
      <text:p text:style-name="P4"/>
      <text:p text:style-name="P12"><text:span text:style-name="T1">École nationale supérieure d'informatique (ESI, Ex. INI), Alger</text:span></text:p>
      <text:p text:style-name="P1"><text:span text:style-name="T1">Master 2021/2022</text:span></text:p>
      <text:p text:style-name="P1"><text:span text:style-name="T1">Traitement automatique du langage naturel (TALN)</text:span></text:p>
      <text:p text:style-name="P3"/>
      <table:table table:name="Table8" table:style-name="Table8">
        <table:table-column table:style-name="Table8.A"/>
        <table:table-row table:style-name="Table8.1">
          <table:table-cell table:style-name="Table8.A1" office:value-type="string">
            <text:p text:style-name="P8"><text:span text:style-name="T1">2 novembre 2021 - Examen (1h30) - Partie 2</text:span></text:p>
            <text:p text:style-name="P8"><text:span text:style-name="T2">Documents et calculatrice non autorisés</text:span></text:p>
            <text:p text:style-name="P8"><text:span text:style-name="T3">La réponse est sur la feuille d'examen ; Vous pouvez prendre cette feuille avec vous</text:span></text:p>
          </table:table-cell>
        </table:table-row>
      </table:table>
      <text:p text:style-name="P4"/>
      <text:p text:style-name="Standard"><text:span text:style-name="T5">Exercice 01. Application numérique (5pts : 30mn)</text:span></text:p>
      <text:p text:style-name="Standard"><draw:rect text:anchor-type="as-char" style:rel-width="100%" draw:z-index="1" draw:style-name="gr1" draw:text-style-name="P22" svg:width="0.0012in" svg:height="0.0213in"><text:p/></draw:rect></text:p>
      <text:p text:style-name="Standard"><text:span text:style-name="T1">1) Modèles de langage et étiquetage morpho-syntaxique</text:span></text:p>
      <text:p text:style-name="Standard"><text:span text:style-name="T3">Voici un modèle de markov caché pour l'étiquetage morpho-syntaxique.</text:span></text:p>
      <text:p text:style-name="Standard"><draw:g text:anchor-type="as-char" draw:z-index="2" draw:style-name="gr2"><draw:custom-shape draw:name="Shape 15" draw:style-name="gr3" draw:text-style-name="P24" svg:width="0.5177in" svg:height="0.4551in" svg:x="1.6953in" svg:y="0.6583in"><text:p text:style-name="P23"><text:span text:style-name="T7">N</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6" draw:style-name="gr3" draw:text-style-name="P24" svg:width="0.5177in" svg:height="0.4551in" svg:x="4.452in" svg:y="0.6583in"><text:p text:style-name="P23"><text:span text:style-name="T7">V</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7" draw:style-name="gr4" draw:text-style-name="P24" svg:width="0.5177in" svg:height="0.4543in" svg:x="1.6953in" svg:y="2.3984in"><text:p text:style-name="P23"><text:span text:style-name="T7">D</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8" draw:style-name="gr4" draw:text-style-name="P24" svg:width="0.5177in" svg:height="0.4543in" svg:x="4.452in" svg:y="2.3984in"><text:p text:style-name="P23"><text:span text:style-name="T7">P</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9" draw:style-name="gr5" draw:text-style-name="P24" svg:width="1.598in" svg:height="1.0358in" svg:x="0in" svg:y="0.2035in"><text:p text:style-name="P23"><text:span text:style-name="T8">p("fish"|N)=0.05</text:span></text:p><text:p text:style-name="P23"><text:span text:style-name="T8">p("river"|N)=0.0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25" svg:width="0.0012in" svg:height="2.3898in" draw:transform="rotate (-1.5707963267949) translate (4.52643263342082in 0.725in)"><text:p/><draw:enhanced-geometry draw:mirror-horizontal="true" draw:mirror-vertical="false" draw:text-areas="0 0 ?f5 ?f6" svg:viewBox="0 0 0 0" draw:type="ooxml-curvedConnector3" draw:modifiers="-49770349"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21" draw:style-name="gr7" draw:text-style-name="P24" svg:width="0.5185in" svg:height="0.4248in" svg:x="3.022in" svg:y="0in"><text:p text:style-name="P23"><text:span text:style-name="T7">0.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25" svg:width="0.0012in" svg:height="2.3898in" draw:transform="rotate (-1.5707963267949) translate (4.52782152230971in 1.04722222222222in)"><text:p/><draw:enhanced-geometry draw:mirror-horizontal="false" draw:mirror-vertical="false" draw:text-areas="0 0 ?f5 ?f6" svg:viewBox="0 0 0 0" draw:type="ooxml-curvedConnector3" draw:modifiers="49770349"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23" draw:style-name="gr7" draw:text-style-name="P24" svg:width="0.6677in" svg:height="0.4248in" svg:x="3.1709in" svg:y="0.9783in"><text:p text:style-name="P23"><text:span text:style-name="T7">0.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25" svg:width="0.0012in" svg:height="1.7394in" draw:transform="rotate (-3.14159265358979) translate (4.96909448818898in 2.62638888888889in)"><text:p/><draw:enhanced-geometry draw:mirror-horizontal="true" draw:mirror-vertical="false" draw:text-areas="0 0 ?f5 ?f6" svg:viewBox="0 0 0 0" draw:type="ooxml-curvedConnector3" draw:modifiers="396875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10" draw:text-style-name="P25" svg:width="0.0661in" svg:height="0.1823in" draw:transform="rotate (-1.5707963267949) translate (2.13684930008749in 0.658333333333333in)"><text:p/><draw:enhanced-geometry draw:mirror-horizontal="true" draw:mirror-vertical="false" draw:text-areas="0 0 ?f5 ?f6" svg:viewBox="0 0 0 0" draw:type="ooxml-curvedConnector3" draw:modifiers="-392946"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11" draw:text-style-name="P25" svg:width="0.0012in" svg:height="1.2843in" draw:transform="rotate (-3.14159265358979) translate (1.9542104111986in 2.39861111111111in)"><text:p/><draw:enhanced-geometry draw:mirror-horizontal="false" draw:mirror-vertical="false" svg:viewBox="0 0 21600 21600" draw:type="mso-spt32" draw:enhanced-path="M 0 0 L 21600 21600 N"/></draw:custom-shape><draw:custom-shape draw:name="Shape 27" draw:style-name="gr7" draw:text-style-name="P24" svg:width="0.5177in" svg:height="0.4248in" svg:x="1.9543in" svg:y="1.6665in"><text:p text:style-name="P23"><text:span text:style-name="T7">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7" draw:text-style-name="P24" svg:width="0.5177in" svg:height="0.4248in" svg:x="4.8134in" svg:y="1.5362in"><text:p text:style-name="P23"><text:span text:style-name="T7">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25" svg:width="0.0661in" svg:height="0.1823in" draw:transform="rotate (-1.5707963267949) translate (4.89379374453193in 0.658333333333333in)"><text:p/><draw:enhanced-geometry draw:mirror-horizontal="true" draw:mirror-vertical="false" draw:text-areas="0 0 ?f5 ?f6" svg:viewBox="0 0 0 0" draw:type="ooxml-curvedConnector3" draw:modifiers="-392946"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12" draw:text-style-name="P25" svg:width="2.498in" svg:height="1.5114in" svg:x="2.2126in" svg:y="1.1146in"><text:p/><draw:enhanced-geometry draw:mirror-horizontal="true" draw:mirror-vertical="false" draw:text-areas="0 0 ?f5 ?f6" svg:viewBox="0 0 0 0" draw:type="ooxml-curvedConnector3" draw:modifiers="67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31" draw:style-name="gr7" draw:text-style-name="P24" svg:width="0.574in" svg:height="0.4248in" svg:x="3.1752in" svg:y="2.1083in"><text:p text:style-name="P23"><text:span text:style-name="T7">0.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7" draw:text-style-name="P24" svg:width="0.574in" svg:height="0.4248in" svg:x="4.8134in" svg:y="0.2035in"><text:p text:style-name="P23"><text:span text:style-name="T7">0.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13" draw:text-style-name="P24" svg:width="1.598in" svg:height="0.978in" svg:x="5.3291in" svg:y="0.1598in"><text:p text:style-name="P23"><text:span text:style-name="T8">p("fish"|V) = 0.01</text:span></text:p><text:p text:style-name="P23"><text:span text:style-name="T8">p("eat"|V) = 0.02</text:span></text:p><text:p text:style-name="P23"><text:span text:style-name="T8"/></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14" draw:text-style-name="P24" svg:width="1.598in" svg:height="0.878in" svg:x="5.3291in" svg:y="1.8898in"><text:p text:style-name="P23"><text:span text:style-name="T8">p("I"|P) = 0.2</text:span></text:p><text:p text:style-name="P23"><text:span text:style-name="T8">p("he"|P) = 0.1</text:span></text:p><text:p text:style-name="P23"><text:span text:style-name="T8">p("she"|P) = 0.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14" draw:text-style-name="P24" svg:width="1.598in" svg:height="0.878in" svg:x="0in" svg:y="1.9764in"><text:p text:style-name="P23"><text:span text:style-name="T8">p("the"|D) = 0.3</text:span></text:p><text:p text:style-name="P23"><text:span text:style-name="T8">p("a"|D) = 0.2</text:span></text:p><text:p text:style-name="P23"><text:span text:style-name="T8">p("an"|D) = 0.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7" draw:text-style-name="P24" svg:width="0.574in" svg:height="0.4248in" svg:x="1.898in" svg:y="0.0728in"><text:p text:style-name="P23"><text:span text:style-name="T7">0.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draw:frame draw:style-name="fr1" text:anchor-type="as-char" svg:width="2.2547in" svg:height="0.2in" draw:z-index="0"><draw:object xlink:href="./Object 2" xlink:type="simple" xlink:show="embed" xlink:actuate="onLoad"/><draw:image xlink:href="./ObjectReplacements/Object 2" xlink:type="simple" xlink:show="embed" xlink:actuate="onLoad"/></draw:frame></text:p>
      <text:p text:style-name="P4"/>
      <text:list xml:id="list283173329" text:style-name="WWNum3">
        <text:list-item>
          <text:p text:style-name="P13"><text:span text:style-name="T3">Calculer les deux probabilités </text:span><text:span text:style-name="T1">(1pt) :</text:span><text:span text:style-name="T3"> </text:span></text:p>
          <text:list>
            <text:list-item>
              <text:p text:style-name="P17"><text:span text:style-name="T3">p(V D N | "fish a fish") <text:s text:c="14"/>p(N D N | "fish a fish")</text:span></text:p>
            </text:list-item>
          </text:list>
        </text:list-item>
        <text:list-item>
          <text:p text:style-name="P13"><text:span text:style-name="T3">Etant donné que C(N) = 200 et C(V) = 100, calculer les probabilités suivantes en utilisant le lissage de Laplace </text:span><text:span text:style-name="T1">(0.5pt) :</text:span></text:p>
          <text:list>
            <text:list-item>
              <text:p text:style-name="P17"><text:span text:style-name="T3">p(D|V) <text:s text:c="6"/>p(D|N)</text:span></text:p>
            </text:list-item>
          </text:list>
        </text:list-item>
        <text:list-item>
          <text:p text:style-name="P13"><text:span text:style-name="T3">Recalculer les probabilités de la question (A) après le lissage </text:span><text:span text:style-name="T1">(0.5pt)</text:span></text:p>
        </text:list-item>
        <text:list-item>
          <text:p text:style-name="P13"><text:span text:style-name="T3">Combien d'expressions étiquetées "</text:span><text:span text:style-name="T1">V D N</text:span><text:span text:style-name="T3">" existent-elles dans notre dataset d'entraînement ? Le déterminant "D" ne se produit jamais à la fin de la phrase. </text:span><text:span text:style-name="T1">(0.5pt)</text:span></text:p>
        </text:list-item>
      </text:list>
      <text:p text:style-name="P2"/>
      <text:p text:style-name="Standard"><text:span text:style-name="T1">2) Encodage des mots</text:span></text:p>
      <text:p text:style-name="Standard"><text:span text:style-name="T3">Voici trois phrases du dataset précédent :</text:span></text:p>
      <text:list xml:id="list2089799951" text:style-name="WWNum4">
        <text:list-item>
          <text:p text:style-name="P14"><text:span text:style-name="T3">I fish a fish in the river <text:s text:c="10"/>the river where I fish is far <text:s text:c="11"/>the fish is far in the river</text:span></text:p>
        </text:list-item>
      </text:list>
      <text:p text:style-name="P4"/>
      <text:list xml:id="list2664160517" text:style-name="WWNum2">
        <text:list-item>
          <text:p text:style-name="P15"><text:span text:style-name="T3">En utilisant TF, encoder les deux premières phrases et calculer Cos(S1, S2) <text:s/></text:span><text:span text:style-name="T1">(0.75pts)</text:span></text:p>
        </text:list-item>
        <text:list-item>
          <text:p text:style-name="P15"><text:span text:style-name="T3">En appliquant un filtrage des mots vides dont la liste est [ I, a, in, the, is, where ], refaire la même chose </text:span><text:span text:style-name="T1">(0.75pts)</text:span></text:p>
        </text:list-item>
        <text:list-item>
          <text:p text:style-name="P15"><text:soft-page-break/><text:span text:style-name="T3">Trouver la représentation Mot-Mot du mot "fish" avec une co-occurrence de 2-2 </text:span><text:span text:style-name="T1">(1pt)</text:span></text:p>
        </text:list-item>
      </text:list>
      <text:p text:style-name="P4"/>
      <text:p text:style-name="P11"><text:span text:style-name="T5">Exercice 02. Test de réflexion (5pts : 30mn)</text:span></text:p>
      <text:p text:style-name="Standard"><draw:rect text:anchor-type="as-char" style:rel-width="100%" draw:z-index="3" draw:style-name="gr1" draw:text-style-name="P22" svg:width="0.0012in" svg:height="0.0213in"><text:p/></draw:rect></text:p>
      <text:p text:style-name="P4"/>
      <text:p text:style-name="P6"><text:span text:style-name="T1">1)</text:span><text:span text:style-name="T3"> On veut développer un système de traduction automatique français-anglais. Nous avons opté pour une solution basée sur l'approche directe. Dans cette approche, on traduit mot par mot et on applique une phase de post-traitement afin d'ajuster l'ordre des mots, etc. <text:s/>Cette approche se situe dans le niveau morphologique du traitement de la langue. <text:s/>Proposer une solution <text:s/>afin d'introduire le niveau sémantique sans changer d'approche. </text:span><text:span text:style-name="T1">(2pts)</text:span></text:p>
      <text:p text:style-name="P4"/>
      <text:p text:style-name="P6"><text:span text:style-name="T1">2) </text:span><text:span text:style-name="T3">On veut développer un système de résumé automatique translingue (Texte long en une langue et le résumé généré en une autre langue). Pour ce faire, nous avons utilisé deux systèmes basés sur l'architecture encodeur-décodeur (seq2seq avec des RNNs) : un système de résumé automatique de la langue française et un autre de traduction automatique du français vers l'anglais. </text:span></text:p>
      <text:p text:style-name="P1"><draw:g text:anchor-type="as-char" draw:z-index="4" draw:style-name="gr2"><draw:custom-shape draw:name="Shape 2" draw:style-name="gr15" draw:text-style-name="P27" svg:width="2.5252in" svg:height="0.328in" svg:x="0in" svg:y="1.6693in"><text:p text:style-name="P26"><text:span text:style-name="T7">Texte long en frança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16"><draw:custom-shape draw:name="Shape 4" draw:style-name="gr17" draw:text-style-name="P27" svg:width="1.7224in" svg:height="0.4307in" svg:x="0.3583in" svg:y="1.0783in"><text:p text:style-name="P26"><text:span text:style-name="T7">Encodeur</text:span></text:p><draw:enhanced-geometry draw:mirror-horizontal="false" draw:mirror-vertical="false" draw:text-areas="?f8 ?f10 ?f11 ?f14" svg:viewBox="0 0 0 0" draw:type="ooxml-trapezoid" draw:modifiers="58219"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custom-shape draw:name="Shape 5" draw:style-name="gr18" draw:text-style-name="P25" svg:width="1.628in" svg:height="0.4079in" draw:transform="rotate (-3.14159265358979) translate (2.03416447944007in 0.89666447944007in)"><text:p text:style-name="P26"/><draw:enhanced-geometry draw:mirror-horizontal="true" draw:mirror-vertical="false" draw:text-areas="?f8 ?f10 ?f11 ?f14" svg:viewBox="0 0 0 0" draw:type="ooxml-trapezoid" draw:modifiers="58219"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custom-shape draw:name="Shape 6" draw:style-name="gr7" draw:text-style-name="P24" svg:width="1.2657in" svg:height="0.4248in" svg:x="0.6681in" svg:y="0.4882in"><text:p text:style-name="P23"><text:span text:style-name="T7">Décod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6"><draw:custom-shape draw:name="Shape 8" draw:style-name="gr19" draw:text-style-name="P27" svg:width="1.7232in" svg:height="0.4307in" svg:x="3.8307in" svg:y="1.0783in"><text:p text:style-name="P26"><text:span text:style-name="T7">Encodeur</text:span></text:p><draw:enhanced-geometry draw:mirror-horizontal="false" draw:mirror-vertical="false" draw:text-areas="?f8 ?f10 ?f11 ?f14" svg:viewBox="0 0 0 0" draw:type="ooxml-trapezoid" draw:modifiers="58219"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custom-shape draw:name="Shape 9" draw:style-name="gr18" draw:text-style-name="P25" svg:width="1.628in" svg:height="0.4079in" draw:transform="rotate (-3.14159265358979) translate (5.50599300087489in 0.89666447944007in)"><text:p text:style-name="P26"/><draw:enhanced-geometry draw:mirror-horizontal="true" draw:mirror-vertical="false" draw:text-areas="?f8 ?f10 ?f11 ?f14" svg:viewBox="0 0 0 0" draw:type="ooxml-trapezoid" draw:modifiers="58219"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custom-shape draw:name="Shape 10" draw:style-name="gr7" draw:text-style-name="P24" svg:width="1.2657in" svg:height="0.4248in" svg:x="4.1409in" svg:y="0.4882in"><text:p text:style-name="P23"><text:span text:style-name="T7">Décod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11" draw:style-name="gr20" draw:text-style-name="P27" svg:width="2.0331in" svg:height="0.328in" svg:x="3.6756in" svg:y="0in"><text:p text:style-name="P26"><text:span text:style-name="T7">Résumé en angla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20" draw:text-style-name="P27" svg:width="2.0331in" svg:height="0.328in" svg:x="0.2465in" svg:y="0in"><text:p text:style-name="P26"><text:span text:style-name="T7">Résumé en frança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20" draw:text-style-name="P27" svg:width="2.0331in" svg:height="0.328in" svg:x="3.6756in" svg:y="1.6693in"><text:p text:style-name="P26"><text:span text:style-name="T7">Résumé en frança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25" svg:width="1.3961in" svg:height="1.6689in" svg:x="2.2791in" svg:y="0.1646in"><text:p/><draw:enhanced-geometry draw:mirror-horizontal="false" draw:mirror-vertical="false" draw:text-areas="0 0 ?f5 ?f6" svg:viewBox="0 0 0 0" draw:type="ooxml-curvedConnector3" draw:modifiers="46771"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g></text:p>
      <text:p text:style-name="P6"><text:span text:style-name="T1">2-A)</text:span><text:span text:style-name="T3"> Nous avons deux datasets : un premier qui contient des phrases alignées (français-anglais) et un deuxième qui contient des textes en français et leurs résumés en anglais. On peut entraîner le deuxième système (traduction) en utilisant le premier dataset. Comment peut-on entraîner le système de résumé automatique (français-français) ? </text:span><text:span text:style-name="T1">(1pt)</text:span></text:p>
      <text:p text:style-name="P2"/>
      <text:p text:style-name="Standard"><text:span text:style-name="T1">2-B) </text:span><text:span text:style-name="T3">On veut améliorer cette architecture comme suit : </text:span></text:p>
      <text:list xml:id="list3497919114" text:style-name="WWNum1">
        <text:list-item>
          <text:p text:style-name="P16"><text:span text:style-name="T3">Moins de consommation de temps, d'effort et de données lors d'entraînement ;</text:span></text:p>
        </text:list-item>
        <text:list-item>
          <text:p text:style-name="P16"><text:span text:style-name="T3">Prendre en considération des dépendances à-postériori lors de la génération du contexte ;</text:span></text:p>
        </text:list-item>
        <text:list-item>
          <text:p text:style-name="P16"><text:span text:style-name="T3">Prendre en considération des variations morphologiques d'une manière automatique.</text:span></text:p>
        </text:list-item>
      </text:list>
      <text:p text:style-name="P18"><text:span text:style-name="T3">Proposer une nouvelle architecture qui nous assure ces améliorations </text:span><text:span text:style-name="T1">(2pts)</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pan text:style-name="T1">Bonne ch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a0a0a0"/>
      <style:paragraph-properties fo:text-align="cente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3929in" fo:margin-bottom="0.5in" fo:margin-left="0.3929in" fo:margin-right="0.3945in" style:writing-mode="lr-tb" style:layout-grid-color="#c0c0c0" style:layout-grid-lines="274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Standard"><draw:rect text:anchor-type="as-char" style:rel-width="100%" draw:z-index="9" draw:style-name="Mgr1" draw:text-style-name="MP1" svg:width="0.0012in" svg:height="0.0213in"><text:p/></draw:rect></text:p>
        <text:p text:style-name="Standard">Alger.ESI.Master.TALN.Examen <text:s text:c="109"/>page <text:page-number text:select-page="current">5</text:page-number>/<text:page-count>5</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0" meta:object-count="1" meta:page-count="5" meta:paragraph-count="127" meta:word-count="1155" meta:character-count="7367" meta:non-whitespace-character-count="6178"/>
    <meta:generator>LibreOfficeDev/6.0.5.2$Linux_X86_64 LibreOffice_project/</meta:generator>
  </office:meta>
</office:document-meta>
</file>

<file path=Object 2/content.xml><?xml version="1.0" encoding="utf-8"?>
<math xmlns="http://www.w3.org/1998/Math/MathML" display="block">
  <semantics>
    <mrow>
      <mi>π</mi>
      <mrow>
        <mrow>
          <mo fence="true" stretchy="false">(</mo>
          <mrow>
            <mrow>
              <mi>P</mi>
              <mi>,</mi>
              <mi>D</mi>
              <mi>,</mi>
              <mi>V</mi>
              <mi>,</mi>
              <mi>N</mi>
            </mrow>
          </mrow>
          <mo fence="true" stretchy="false">)</mo>
        </mrow>
        <mo stretchy="false">=</mo>
        <mrow>
          <mo fence="true" stretchy="false">(</mo>
          <mrow>
            <mrow>
              <mn>0.4,</mn>
              <mn>0.3,</mn>
              <mn>0.1,</mn>
              <mn>0.2</mn>
            </mrow>
          </mrow>
          <mo fence="true" stretchy="false">)</mo>
        </mrow>
      </mrow>
    </mrow>
    <annotation encoding="StarMath 5.0">π (P,D,V,N)=(0.4, 0.3, 0.1, 0.2)</annotation>
  </semantics>
</math>
</file>